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b894"/>
    </style:style>
    <style:style style:name="P2" style:family="paragraph" style:parent-style-name="Standard">
      <style:text-properties officeooo:paragraph-rsid="0011b894"/>
    </style:style>
    <style:style style:name="P3" style:family="paragraph" style:parent-style-name="Standard">
      <style:text-properties officeooo:rsid="0011b894" officeooo:paragraph-rsid="0011b894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officeooo:paragraph-rsid="0011b894"/>
    </style:style>
    <style:style style:name="T1" style:family="text">
      <style:text-properties officeooo:rsid="0011b8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rint <text:span text:style-name="T1">2</text:span> Plan</text:p>
      <text:p text:style-name="P1">Classroom Hero</text:p>
      <text:p text:style-name="P1"><text:span text:style-name="T1">November 4</text:span>, 2014</text:p>
      <text:p text:style-name="P2"/>
      <text:p text:style-name="P2">Goal: <text:span text:style-name="T1">Build out the splash page, lay out the skeleton of the site and get all basic functionality working.</text:span></text:p>
      <text:p text:style-name="P2"/>
      <text:p text:style-name="P2">User Story 1:</text:p>
      <text:p text:style-name="P3">As a developer, I need to link the front-end Rails environment to Classroom Hero's existing server back-end.</text:p>
      <text:p text:style-name="P2"><text:tab/>Task: <text:span text:style-name="T1">Write up documentation for Classroom Hero backend API (Josh)</text:span></text:p>
      <text:p text:style-name="P2"><text:tab/>Task: <text:span text:style-name="T1">Implement REST calls to API in Rails app</text:span></text:p>
      <text:p text:style-name="P2"><text:tab/>Task: <text:span text:style-name="T1">Implement basic visualization of data</text:span></text:p>
      <text:p text:style-name="P2"><text:tab/>Time: <text:span text:style-name="T1">5 hours</text:span></text:p>
      <text:p text:style-name="P2"/>
      <text:p text:style-name="P2">User Story 2:</text:p>
      <text:p text:style-name="P3">As a school administrator, I want to see the costs &amp; benefits of Classroom Hero. I want information so I can make an informed decision about whether to use it or not.</text:p>
      <text:p text:style-name="P2"><text:tab/>Task: <text:span text:style-name="T1">Build out static splash, about, contact us, etc. pages.</text:span></text:p>
      <text:p text:style-name="P2"><text:tab/>Time: <text:span text:style-name="T1">4 hours</text:span></text:p>
      <text:p text:style-name="P2"/>
      <text:p text:style-name="P2">User Story 3:</text:p>
      <text:p text:style-name="P3">As a student, I want to be able to view my current points and information about the class from the website.</text:p>
      <text:p text:style-name="P2"><text:tab/>Task: <text:span text:style-name="T1">Integrate student login functionality, API calls to get data on an individual student</text:span></text:p>
      <text:p text:style-name="P2"><text:tab/><text:span text:style-name="T1">Task: Determine how best to visualize that data and implement basic visualization</text:span></text:p>
      <text:p text:style-name="P2"><text:tab/>Time: <text:span text:style-name="T1">4 hours</text:span></text:p>
      <text:p text:style-name="P2"/>
      <text:p text:style-name="P2">User Story 4:</text:p>
      <text:p text:style-name="P3">As a teacher, I want to be able to view data on all of my students and see how well my class is performing.</text:p>
      <text:p text:style-name="P2"><text:tab/>Task: <text:span text:style-name="T1">Integrate teacher login functionality, API calls to get data on any student linked to the logged-in teacher</text:span></text:p>
      <text:p text:style-name="P2"><text:tab/><text:span text:style-name="T1">Task: Determine how best to visualize data, and implement said visualization</text:span></text:p>
      <text:p text:style-name="P2"><text:tab/>Time: 5 hours</text:p>
      <text:p text:style-name="P2"/>
      <text:p text:style-name="P2">Team Roles:</text:p>
      <text:p text:style-name="P2"><text:tab/>Josh Nussbaum: Product Owner</text:p>
      <text:p text:style-name="P2"><text:tab/>Ben Gordon: Scrum Master</text:p>
      <text:p text:style-name="P2"><text:tab/>Julia Modorsky: member</text:p>
      <text:p text:style-name="P2"/>
      <text:p text:style-name="P2">Josh: every story/task</text:p>
      <text:p text:style-name="P2">Ben: every story/task</text:p>
      <text:p text:style-name="P2">Julia: every story/ task</text:p>
      <text:p text:style-name="P2"/>
      <text:p text:style-name="P2">Burn Chart: see attached file</text:p>
      <text:p text:style-name="P2"/>
      <text:p text:style-name="P2">Scrum Board: <text:span text:style-name="Internet_20_link">http://scrumblr.ca/Classroom%20Hero%20Site</text:span></text:p>
      <text:p text:style-name="P2"/>
      <text:p text:style-name="P2">Scrum times: M/W/F after CS 115; W: 3:45PM Grace will attend the mee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1:48:21.219492194</meta:creation-date>
    <dc:date>2014-11-04T11:56:41.863933347</dc:date>
    <meta:editing-duration>P0D</meta:editing-duration>
    <meta:editing-cycles>1</meta:editing-cycles>
    <meta:document-statistic meta:table-count="0" meta:image-count="0" meta:object-count="0" meta:page-count="1" meta:paragraph-count="34" meta:word-count="279" meta:character-count="1641" meta:non-whitespace-character-count="1381"/>
    <meta:generator>LibreOffice/4.2.6.3$Linux_X86_64 LibreOffice_project/420m0$Build-3</meta:generator>
  </office:meta>
</office:document-meta>
</file>